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3591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0.989in"/>
    </style:style>
    <style:style style:name="co10" style:family="table-column">
      <style:table-column-properties fo:break-before="auto" style:column-width="0.9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9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3354in" fo:break-before="auto" style:use-optimal-row-height="true"/>
    </style:style>
    <style:style style:name="ro7" style:family="table-row">
      <style:table-row-properties style:row-height="0.3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wrap-option="wrap"/>
      <style:text-properties style:text-underline-style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130">
      <style:table-cell-properties fo:background-color="#dddddd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30"/>
    <style:style style:name="ce14" style:family="table-cell" style:parent-style-name="Default" style:data-style-name="N130">
      <style:table-cell-properties fo:wrap-option="wrap"/>
    </style:style>
    <style:style style:name="ce15" style:family="table-cell" style:parent-style-name="Default" style:data-style-name="N130">
      <style:table-cell-properties fo:background-color="transparent"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wrap-option="wrap"/>
      <style:text-properties style:font-name="Liberation Sans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kloa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column table:style-name="co2" table:number-columns-repeated="16375" table:default-cell-style-name="Default"/>
        <table:table-row table:style-name="ro1">
          <table:table-cell table:style-name="ce2" office:value-type="string" calcext:value-type="string">
            <text:p>Total users</text:p>
          </table:table-cell>
          <table:table-cell office:value-type="float" office:value="10000" calcext:value-type="float">
            <text:p>10000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otal data rate (bps)</text:p>
          </table:table-cell>
          <table:table-cell table:formula="of:=100*POWER(10;9)" office:value-type="float" office:value="100000000000" calcext:value-type="float">
            <text:p>10000000000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otal TC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otal cores/ queue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User rate (bps)</text:p>
          </table:table-cell>
          <table:table-cell table:formula="of:=[.B2]/[.B1]" office:value-type="float" office:value="10000000" calcext:value-type="float">
            <text:p>10000000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C/ user rate (bps)</text:p>
          </table:table-cell>
          <table:table-cell table:formula="of:=[.B6]/[.B3]" office:value-type="float" office:value="1250000" calcext:value-type="float">
            <text:p>1250000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/>
        </table:table-row>
        <table:table-row table:style-name="ro2">
          <table:table-cell table:style-name="ce2" office:value-type="string" calcext:value-type="string">
            <text:p>Load scaling strategy</text:p>
          </table:table-cell>
          <table:table-cell table:style-name="ce2" office:value-type="string" calcext:value-type="string">
            <text:p>Users p core</text:p>
          </table:table-cell>
          <table:table-cell table:style-name="ce3" office:value-type="string" calcext:value-type="string">
            <text:p>Total Load (bps)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User (LS1)</text:p>
          </table:table-cell>
          <table:table-cell table:formula="of:=[.B1]/[.B4]" office:value-type="float" office:value="1250" calcext:value-type="float">
            <text:p>1250</text:p>
          </table:table-cell>
          <table:table-cell table:formula="of:=[.B10]*[.B6]" office:value-type="float" office:value="12500000000" calcext:value-type="float">
            <text:p>12500000000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raffic class (LS2)</text:p>
          </table:table-cell>
          <table:table-cell table:formula="of:=[.B1]" office:value-type="float" office:value="10000" calcext:value-type="float">
            <text:p>10000</text:p>
          </table:table-cell>
          <table:table-cell table:formula="of:=[.B11]*[.B7]" office:value-type="float" office:value="12500000000" calcext:value-type="float">
            <text:p>12500000000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style-name="ce5" office:value-type="string" calcext:value-type="string">
            <text:p>TC0 </text:p>
          </table:table-cell>
          <table:table-cell office:value-type="float" office:value="50" calcext:value-type="float">
            <text:p>50</text:p>
          </table:table-cell>
          <table:table-cell table:formula="of:=[.B13]*POWER(10;9)/[.B1]" office:value-type="float" office:value="5000000" calcext:value-type="float">
            <text:p>5000000</text:p>
          </table:table-cell>
          <table:table-cell table:formula="of:=([.C13]+[.B14]*7)*1250" office:value-type="float" office:value="12500000000" calcext:value-type="float">
            <text:p>12500000000</text:p>
          </table:table-cell>
          <table:table-cell table:number-columns-repeated="2"/>
          <table:table-cell table:style-name="ce14"/>
          <table:table-cell table:number-columns-repeated="16377"/>
        </table:table-row>
        <table:table-row table:style-name="ro1">
          <table:table-cell table:style-name="ce2"/>
          <table:table-cell table:formula="of:=50*POWER(10;9)/([.B1]*7)" office:value-type="float" office:value="714285.714285714" calcext:value-type="float">
            <text:p>714285.714285714</text:p>
          </table:table-cell>
          <table:table-cell/>
          <table:table-cell table:formula="of:=[.D13]*8" office:value-type="float" office:value="100000000000" calcext:value-type="float">
            <text:p>100000000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table:style-name="ce7" office:value-type="string" calcext:value-type="string">
            <text:p>Case</text:p>
          </table:table-cell>
          <table:table-cell table:style-name="ce7" office:value-type="string" calcext:value-type="string">
            <text:p>FG</text:p>
          </table:table-cell>
          <table:table-cell table:style-name="ce7" office:value-type="string" calcext:value-type="string">
            <text:p>Values</text:p>
          </table:table-cell>
          <table:table-cell table:style-name="ce7" office:value-type="string" calcext:value-type="string">
            <text:p>Total Users (n)</text:p>
          </table:table-cell>
          <table:table-cell table:style-name="ce7" office:value-type="string" calcext:value-type="string">
            <text:p>Packet Sizes (B)</text:p>
          </table:table-cell>
          <table:table-cell table:number-columns-repeated="2" table:style-name="ce12" office:value-type="string" calcext:value-type="string">
            <text:p>Data rate (Gbps)</text:p>
          </table:table-cell>
          <table:table-cell table:style-name="ce12" office:value-type="string" calcext:value-type="string">
            <text:p>Data rate p user p TC (bps)</text:p>
          </table:table-cell>
          <table:table-cell table:style-name="ce7" office:value-type="string" calcext:value-type="string">
            <text:p>Data Rate p user (Mbps)</text:p>
          </table:table-cell>
          <table:table-cell table:style-name="ce1"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1" office:value-type="float" office:value="0" calcext:value-type="float">
            <text:p>0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table:formula="of:=[.G17]*POWER(10;9)" office:value-type="float" office:value="12500000000" calcext:value-type="float">
            <text:p>12500000000</text:p>
          </table:table-cell>
          <table:table-cell office:value-type="float" office:value="12.5" calcext:value-type="float">
            <text:p>12.5000</text:p>
          </table:table-cell>
          <table:table-cell table:formula="of:=[.G17]*POWER(10;9)/[.D17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8]-1" office:value-type="float" office:value="1" calcext:value-type="float">
            <text:p>1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18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18]*POWER(10;9)/[.D18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9]-1" office:value-type="float" office:value="2" calcext:value-type="float">
            <text:p>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19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19]*POWER(10;9)/[.D19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0]-1" office:value-type="float" office:value="3" calcext:value-type="float">
            <text:p>3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0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0]*POWER(10;9)/[.D20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1]-1" office:value-type="float" office:value="4" calcext:value-type="float">
            <text:p>4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1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1]*POWER(10;9)/[.D21]" office:value-type="float" office:value="1250000" calcext:value-type="float">
            <text:p>1250000.0000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2]-1" office:value-type="float" office:value="5" calcext:value-type="float">
            <text:p>5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2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2]*POWER(10;9)/[.D22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3]-1" office:value-type="float" office:value="6" calcext:value-type="float">
            <text:p>6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3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3]*POWER(10;9)/[.D23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4]-1" office:value-type="float" office:value="7" calcext:value-type="float">
            <text:p>7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4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4]*POWER(10;9)/[.D24]" office:value-type="float" office:value="1250000" calcext:value-type="float">
            <text:p>1250000.0000</text:p>
          </table:table-cell>
          <table:table-cell table:formula="of:=SUM([.H17:.H24])" office:value-type="float" office:value="10000000" calcext:value-type="float">
            <text:p>10000000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5]-1" office:value-type="float" office:value="0" calcext:value-type="float">
            <text:p>0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table:formula="of:=[.G25]*POWER(10;9)" office:value-type="float" office:value="25000000000" calcext:value-type="float">
            <text:p>25000000000</text:p>
          </table:table-cell>
          <table:table-cell office:value-type="float" office:value="25" calcext:value-type="float">
            <text:p>25.0000</text:p>
          </table:table-cell>
          <table:table-cell table:formula="of:=[.G25]*POWER(10;9)/[.D25]" office:value-type="float" office:value="2500000" calcext:value-type="float">
            <text:p>2500000.000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6]-1" office:value-type="float" office:value="1" calcext:value-type="float">
            <text:p>1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6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26]*POWER(10;9)/[.D26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7]-1" office:value-type="float" office:value="2" calcext:value-type="float">
            <text:p>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7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27]*POWER(10;9)/[.D27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8]-1" office:value-type="float" office:value="3" calcext:value-type="float">
            <text:p>3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8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28]*POWER(10;9)/[.D28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9]-1" office:value-type="float" office:value="4" calcext:value-type="float">
            <text:p>4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9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29]*POWER(10;9)/[.D29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30]-1" office:value-type="float" office:value="5" calcext:value-type="float">
            <text:p>5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0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30]*POWER(10;9)/[.D30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31]-1" office:value-type="float" office:value="6" calcext:value-type="float">
            <text:p>6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1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31]*POWER(10;9)/[.D31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32]-1" office:value-type="float" office:value="7" calcext:value-type="float">
            <text:p>7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2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32]*POWER(10;9)/[.D32]" office:value-type="float" office:value="1071428.57142857" calcext:value-type="float">
            <text:p>1071428.5714</text:p>
          </table:table-cell>
          <table:table-cell table:formula="of:=SUM([.H25:.H32])" office:value-type="float" office:value="10000000" calcext:value-type="float">
            <text:p>1000000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3]-1" office:value-type="float" office:value="0" calcext:value-type="float">
            <text:p>0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table:formula="of:=[.G33]*POWER(10;9)" office:value-type="float" office:value="50000000000" calcext:value-type="float">
            <text:p>50000000000</text:p>
          </table:table-cell>
          <table:table-cell office:value-type="float" office:value="50" calcext:value-type="float">
            <text:p>50.0000</text:p>
          </table:table-cell>
          <table:table-cell table:formula="of:=[.G33]*POWER(10;9)/[.D33]" office:value-type="float" office:value="5000000" calcext:value-type="float">
            <text:p>5000000.0000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34]-1" office:value-type="float" office:value="1" calcext:value-type="float">
            <text:p>1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4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4]*POWER(10;9)/[.D34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35]-1" office:value-type="float" office:value="2" calcext:value-type="float">
            <text:p>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5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5]*POWER(10;9)/[.D35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6]-1" office:value-type="float" office:value="3" calcext:value-type="float">
            <text:p>3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6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6]*POWER(10;9)/[.D36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7]-1" office:value-type="float" office:value="4" calcext:value-type="float">
            <text:p>4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7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7]*POWER(10;9)/[.D37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8]-1" office:value-type="float" office:value="5" calcext:value-type="float">
            <text:p>5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8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8]*POWER(10;9)/[.D38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39]-1" office:value-type="float" office:value="6" calcext:value-type="float">
            <text:p>6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9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9]*POWER(10;9)/[.D39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40]-1" office:value-type="float" office:value="7" calcext:value-type="float">
            <text:p>7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40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40]*POWER(10;9)/[.D40]" office:value-type="float" office:value="714285.714285714" calcext:value-type="float">
            <text:p>714285.7143</text:p>
          </table:table-cell>
          <table:table-cell table:formula="of:=SUM([.H33:.H40])" office:value-type="float" office:value="10000000" calcext:value-type="float">
            <text:p>1000000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4">
          <table:table-cell table:style-name="ce8" office:value-type="string" calcext:value-type="string">
            <text:p>Case</text:p>
          </table:table-cell>
          <table:table-cell table:style-name="ce8" office:value-type="string" calcext:value-type="string">
            <text:p>Load scaling strategy</text:p>
          </table:table-cell>
          <table:table-cell table:style-name="ce8" office:value-type="string" calcext:value-type="string">
            <text:p>Users p core (N)</text:p>
          </table:table-cell>
          <table:table-cell table:style-name="ce2" office:value-type="string" calcext:value-type="string">
            <text:p>TC (M)</text:p>
          </table:table-cell>
          <table:table-cell table:style-name="ce11" office:value-type="string" calcext:value-type="string">
            <text:p>Queues p core (Q)</text:p>
          </table:table-cell>
          <table:table-cell table:style-name="ce11"/>
          <table:table-cell table:style-name="ce2" office:value-type="string" calcext:value-type="string">
            <text:p>Cores</text:p>
          </table:table-cell>
          <table:table-cell table:style-name="ce15" office:value-type="string" calcext:value-type="string">
            <text:p>Load p core (Gbps)</text:p>
          </table:table-cell>
          <table:table-cell table:style-name="ce8" table:number-columns-repeated="1637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LS1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43]*[.D43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17]" office:value-type="float" office:value="12.5" calcext:value-type="float">
            <text:p>12.5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LS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C44]*[.D44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H17]*[.E44]/POWER(10;9)" office:value-type="float" office:value="12.5" calcext:value-type="float">
            <text:p>12.5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LS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C45]*[.D45]" office:value-type="float" office:value="10000" calcext:value-type="float">
            <text:p>10000</text:p>
          </table:table-cell>
          <table:table-cell/>
          <table:table-cell table:style-name="Default" office:value-type="string" calcext:value-type="string">
            <text:p>1-7</text:p>
          </table:table-cell>
          <table:table-cell table:formula="of:=[.H18]*[.E45]/POWER(10;9)" office:value-type="float" office:value="12.5" calcext:value-type="float">
            <text:p>12.5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LS1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46]*[.D46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25]" office:value-type="float" office:value="25" calcext:value-type="float">
            <text:p>25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office:value-type="string" calcext:value-type="string">
            <text:p>LS2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47]*[.D47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25]" office:value-type="float" office:value="25" calcext:value-type="float">
            <text:p>25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office:value-type="string" calcext:value-type="string">
            <text:p>LS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C48]*[.D48]" office:value-type="float" office:value="10000" calcext:value-type="float">
            <text:p>10000</text:p>
          </table:table-cell>
          <table:table-cell/>
          <table:table-cell table:style-name="Default" office:value-type="string" calcext:value-type="string">
            <text:p>1-7</text:p>
          </table:table-cell>
          <table:table-cell table:formula="of:=SUM([.G26:.G32])" office:value-type="float" office:value="75" calcext:value-type="float">
            <text:p>75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9" office:value-type="string" calcext:value-type="string">
            <text:p>LS1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49]*[.D49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33]" office:value-type="float" office:value="50" calcext:value-type="float">
            <text:p>50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" office:value-type="string" calcext:value-type="string">
            <text:p>LS2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50]*[.D50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33]" office:value-type="float" office:value="50" calcext:value-type="float">
            <text:p>50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" office:value-type="string" calcext:value-type="string">
            <text:p>LS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C51]*[.D51]" office:value-type="float" office:value="10000" calcext:value-type="float">
            <text:p>10000</text:p>
          </table:table-cell>
          <table:table-cell/>
          <table:table-cell table:style-name="Default" office:value-type="string" calcext:value-type="string">
            <text:p>1-7</text:p>
          </table:table-cell>
          <table:table-cell table:formula="of:=SUM([.G34:.G40])" office:value-type="float" office:value="50" calcext:value-type="float">
            <text:p>50.0000</text:p>
          </table:table-cell>
          <table:table-cell table:number-columns-repeated="16376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ystem+sched params" table:style-name="ta1">
        <table:table-column table:style-name="co2" table:default-cell-style-name="Default"/>
        <table:table-column table:style-name="co9" table:default-cell-style-name="ce1"/>
        <table:table-column table:style-name="co10" table:default-cell-style-name="Default"/>
        <table:table-row table:style-name="ro5">
          <table:table-cell table:style-name="ce2" office:value-type="string" calcext:value-type="string">
            <text:p>Server Parameters</text:p>
          </table:table-cell>
          <table:table-cell table:style-name="ce2" office:value-type="string" calcext:value-type="string">
            <text:p>Parameter Name</text:p>
          </table:table-cell>
          <table:table-cell table:style-name="ce3" office:value-type="string" calcext:value-type="string">
            <text:p>Level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# Numa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IsolCPUs</text:p>
          </table:table-cell>
          <table:table-cell table:style-name="ce1" table:formula="of:=(27-8)*4" office:value-type="float" office:value="76" calcext:value-type="float">
            <text:p>76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CPU Freq (Mhz)</text:p>
          </table:table-cell>
          <table:table-cell table:style-name="ce1" office:value-type="float" office:value="2200" calcext:value-type="float">
            <text:p>2200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N VF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DP core Governor</text:p>
          </table:table-cell>
          <table:table-cell table:style-name="ce1" office:value-type="string" calcext:value-type="string">
            <text:p>performance</text:p>
          </table:table-cell>
        </table:table-row>
        <table:table-row table:style-name="ro5">
          <table:table-cell table:style-name="ce2" office:value-type="string" calcext:value-type="string">
            <text:p>EAL Parameter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CPUs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N channels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N VF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Rx/ Tx por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qos_sched Parameter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Mempool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Main cor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Rx core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Sched core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Tx core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RX/ Tx ring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SwQ ring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Rx read burst</text:p>
          </table:table-cell>
          <table:table-cell office:value-type="float" office:value="128" calcext:value-type="float">
            <text:p>128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Rx write burst</text:p>
          </table:table-cell>
          <table:table-cell office:value-type="float" office:value="512" calcext:value-type="float">
            <text:p>512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QoS enqueue</text:p>
          </table:table-cell>
          <table:table-cell office:value-type="float" office:value="512" calcext:value-type="float">
            <text:p>512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QoS dequeue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Tx write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Rx thresh</text:p>
          </table:table-cell>
          <table:table-cell office:value-type="string" calcext:value-type="string">
            <text:p>8,8,4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Tx thresh</text:p>
          </table:table-cell>
          <table:table-cell office:value-type="string" calcext:value-type="string">
            <text:p>36,0,0</text:p>
          </table:table-cell>
        </table:table-row>
        <table:table-row table:style-name="ro5">
          <table:table-cell table:style-name="ce2" office:value-type="string" calcext:value-type="string">
            <text:p>Sched Parameters</text:p>
          </table:table-cell>
          <table:table-cell/>
          <table:table-cell table:style-name="ce16"/>
        </table:table-row>
        <table:table-row table:style-name="ro5">
          <table:table-cell table:style-name="ce1"/>
          <table:table-cell table:style-name="ce2" office:value-type="string" calcext:value-type="string">
            <text:p>Frame overhead</text:p>
          </table:table-cell>
          <table:table-cell table:style-name="ce17" office:value-type="float" office:value="24" calcext:value-type="float">
            <text:p>24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Subports p port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Pipes p subport</text:p>
          </table:table-cell>
          <table:table-cell table:style-name="ce16" table:formula="of:=[$workload.B1]" office:value-type="float" office:value="10000" calcext:value-type="float">
            <text:p>10000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VOQ sizes</text:p>
          </table:table-cell>
          <table:table-cell table:style-name="ce16" office:value-type="float" office:value="64" calcext:value-type="float">
            <text:p>64</text:p>
          </table:table-cell>
        </table:table-row>
        <table:table-row table:style-name="ro6">
          <table:table-cell table:style-name="ce1"/>
          <table:table-cell table:style-name="ce2" office:value-type="string" calcext:value-type="string">
            <text:p>subport tb_rate (bps)</text:p>
          </table:table-cell>
          <table:table-cell table:style-name="ce16" table:formula="of:=100*POWER(10;9)" office:value-type="float" office:value="100000000000" calcext:value-type="float">
            <text:p>100000000000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subport tb rate (Bps)</text:p>
          </table:table-cell>
          <table:table-cell table:style-name="ce18" table:formula="of:=[.C32]/8" office:value-type="float" office:value="12500000000" calcext:value-type="float">
            <text:p>12500000000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subport tb size (B)</text:p>
          </table:table-cell>
          <table:table-cell table:style-name="ce16" office:value-type="float" office:value="1000000000" calcext:value-type="float">
            <text:p>1000000000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subport tc rate (Bps)</text:p>
          </table:table-cell>
          <table:table-cell table:style-name="ce18" table:formula="of:=[.C33]" office:value-type="float" office:value="12500000000" calcext:value-type="float">
            <text:p>12500000000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subport tc period (ms)</text:p>
          </table:table-cell>
          <table:table-cell table:style-name="ce16" office:value-type="float" office:value="10" calcext:value-type="float">
            <text:p>10</text:p>
          </table:table-cell>
        </table:table-row>
        <table:table-row table:style-name="ro7">
          <table:table-cell table:style-name="ce1"/>
          <table:table-cell table:style-name="ce2" office:value-type="string" calcext:value-type="string">
            <text:p>pipe tb rate (Bps)</text:p>
          </table:table-cell>
          <table:table-cell table:style-name="ce16" table:formula="of:=[.C38]/8" office:value-type="float" office:value="1250000" calcext:value-type="float">
            <text:p>1250000</text:p>
          </table:table-cell>
        </table:table-row>
        <table:table-row table:style-name="ro7">
          <table:table-cell table:style-name="ce1"/>
          <table:table-cell table:style-name="ce2" office:value-type="string" calcext:value-type="string">
            <text:p>pipe tb rate (bps)</text:p>
          </table:table-cell>
          <table:table-cell table:style-name="ce16" table:formula="of:=[.C32]/[.C30]" office:value-type="float" office:value="10000000" calcext:value-type="float">
            <text:p>10000000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pipe tb size (B)</text:p>
          </table:table-cell>
          <table:table-cell table:style-name="ce16" office:value-type="float" office:value="10000" calcext:value-type="float">
            <text:p>10000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pipe tc rate (Bps)</text:p>
          </table:table-cell>
          <table:table-cell table:style-name="ce16" table:formula="of:=[.C37]" office:value-type="float" office:value="1250000" calcext:value-type="float">
            <text:p>1250000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pipe tc period (ms)</text:p>
          </table:table-cell>
          <table:table-cell table:style-name="ce16" office:value-type="float" office:value="40" calcext:value-type="float">
            <text:p>40</text:p>
          </table:table-cell>
        </table:table-row>
        <table:table-row table:style-name="ro5">
          <table:table-cell table:style-name="ce1"/>
          <table:table-cell table:style-name="ce2" office:value-type="string" calcext:value-type="string">
            <text:p>WRR weights</text:p>
          </table:table-cell>
          <table:table-cell office:value-type="string" calcext:value-type="string">
            <text:p>1,1,1,1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4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0" number:min-decimal-places="0" number:min-integer-digits="0"/>
    </number:number-style>
    <number:number-style style:name="N134">
      <number:number number:decimal-places="2" number:min-decimal-places="2" number:min-integer-digits="0"/>
    </number:number-style>
    <number:number-style style:name="N13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1:48:16.70943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1:06:26.044966020</meta:creation-date>
    <dc:date>2024-11-13T14:21:37.166371286</dc:date>
    <meta:editing-duration>PT3H54M36S</meta:editing-duration>
    <meta:editing-cycles>20</meta:editing-cycles>
    <meta:generator>LibreOffice/24.2.6.2$Linux_X86_64 LibreOffice_project/420$Build-2</meta:generator>
    <meta:document-statistic meta:table-count="2" meta:cell-count="383" meta:object-count="0"/>
  </office:meta>
</office:document-meta>
</file>